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4"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4"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4"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4"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4"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4"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4"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4"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background-color="transparent"/>
    </style:style>
    <style:style style:name="T3" style:family="text">
      <style:text-properties fo:font-size="10.5pt" fo:language="en" fo:country="US" fo:background-color="transparent"/>
    </style:style>
    <style:style style:name="T4" style:family="text">
      <style:text-properties fo:background-color="transparent"/>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language="en" fo:country="US"/>
    </style:style>
    <style:style style:name="T8" style:family="text">
      <style:text-properties fo:language="en" fo:country="US" fo:background-color="transparen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background-color="#66ccff"/>
    </style:style>
    <style:style style:name="T12" style:family="text">
      <style:text-properties fo:background-color="#99ff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385431858217481698" text:style-name="Outline">
        <text:list-item>
          <text:list>
            <text:list-item>
              <text:h text:style-name="P8" text:outline-level="2"><text:bookmark text:name="_calibrate"/>CALibration</text:h>
            </text:list-item>
          </text:list>
        </text:list-item>
      </text:list>
      <text:p text:style-name="Standard">This subsystem provides commands for the module output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text:p>
      <text:p text:style-name="Standard">During calibration process up to 20 measurement points can be entered within range for selected module and value (e.g. 0 to 40 V for DCP405 power module). The minimum recommended number of measurement points is two to compensate slope and offset errors.</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curr_lev" text:style-name="Internet_20_link" text:visited-style-name="Visited_20_Internet_20_Link"><text:span text:style-name="T5">:LEVel {&lt;point&gt;},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value&gt;}</text:a></text:p>
          </table:table-cell>
          <table:table-cell table:style-name="Table56.A2" office:value-type="string">
            <text:p text:style-name="Standard">Enters the calibration value for set point</text:p>
          </table:table-cell>
        </table:table-row>
        <table:table-row>
          <table:table-cell table:style-name="Table56.A2" office:value-type="string">
            <text:p text:style-name="scpi2"><text:a xlink:type="simple" xlink:href="#cal_volt_lev" text:style-name="Internet_20_link" text:visited-style-name="Visited_20_Internet_20_Link"><text:span text:style-name="T5">:LEVel {&lt;point&gt;}, {&lt;level&gt;}</text:span></text:a></text:p>
          </table:table-cell>
          <table:table-cell table:style-name="Table56.A2" office:value-type="string">
            <text:p text:style-name="Standard">Calibrates the output voltage programming</text:p>
          </table:table-cell>
        </table:table-row>
      </table:table>
      <text:list xml:id="list1706528041"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Modules</text:p>
          </table:table-cell>
          <table:table-cell table:style-name="Table154.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7">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4" office:value-type="string">
            <text:p text:style-name="P2">Name</text:p>
          </table:table-cell>
          <table:table-cell table:style-name="Table154.B4" office:value-type="string">
            <text:p text:style-name="P2">Type</text:p>
          </table:table-cell>
          <table:table-cell table:style-name="Table154.B4" office:value-type="string">
            <text:p text:style-name="P2">Range</text:p>
          </table:table-cell>
          <table:table-cell table:style-name="Table154.B4"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9">Usage</text:span><text:span text:style-name="T10"> </text:span><text:span text:style-name="T9">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6">"</text:span></text:p>
            <text:p text:style-name="cmd_5f_code"><text:soft-page-break/>104,"Bad sequence of calibration commands<text:span text:style-name="T6">"</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181784195"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Modules</text:p>
          </table:table-cell>
          <table:table-cell table:style-name="Table160.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modul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4" office:value-type="string">
            <text:p text:style-name="P2">Name</text:p>
          </table:table-cell>
          <table:table-cell table:style-name="Table160.B4" office:value-type="string">
            <text:p text:style-name="P2">Type</text:p>
          </table:table-cell>
          <table:table-cell table:style-name="Table160.B4" office:value-type="string">
            <text:p text:style-name="P2">Range</text:p>
          </table:table-cell>
          <table:table-cell table:style-name="Table160.B4"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9">Usage</text:span><text:span text:style-name="T10"> </text:span><text:span text:style-name="T9">example</text:span></text:p>
          </table:table-cell>
          <table:table-cell table:style-name="Table160.A1" table:number-columns-spanned="4" office:value-type="string">
            <text:p text:style-name="cmd_5f_code_20_Start">DIAG:CAL?</text:p>
            <text:p text:style-name="cmd_5f_code">"remark=2020-04-28 new cal",</text:p>
            <text:p text:style-name="cmd_5f_code">"u_cal_params_exists=1",</text:p>
            <text:p text:style-name="cmd_5f_code">"u_point1_dac=0.150000",</text:p>
            <text:p text:style-name="cmd_5f_code">"u_point1_data=0.145000",</text:p>
            <text:p text:style-name="cmd_5f_code">"u_point1_adc=0.178900",</text:p>
            <text:p text:style-name="cmd_5f_code">"u_point2_dac=38.000000",</text:p>
            <text:p text:style-name="cmd_5f_code">"u_point2_data=39.292000",</text:p>
            <text:p text:style-name="cmd_5f_code">"u_point2_adc=38.032799",</text:p>
            <text:p text:style-name="cmd_5f_code">"i_5A_cal_params_exists=1",</text:p>
            <text:p text:style-name="cmd_5f_code">"i_5A_point1_dac=0.050000",</text:p>
            <text:p text:style-name="cmd_5f_code">"i_5A_point1_data=0.060100",</text:p>
            <text:p text:style-name="cmd_5f_code">"i_5A_point1_adc=0.059840",</text:p>
            <text:p text:style-name="cmd_5f_code">"i_5A_point2_dac=4.800000",</text:p>
            <text:p text:style-name="cmd_5f_code">"i_5A_point2_data=5.072900",</text:p>
            <text:p text:style-name="cmd_5f_code">"i_5A_point2_adc=4.810040",</text:p>
            <text:p text:style-name="cmd_5f_code">"i_50mA_cal_params_exists=1",</text:p>
            <text:p text:style-name="cmd_5f_code">"i_50mA_point1_dac=0.000500",</text:p>
            <text:p text:style-name="cmd_5f_code">"i_50mA_point1_data=0.000591",</text:p>
            <text:p text:style-name="cmd_5f_code">"i_50mA_point1_adc=0.000600",</text:p>
            <text:p text:style-name="cmd_5f_code">"i_50mA_point2_dac=0.048000",</text:p>
            <text:p text:style-name="cmd_5f_code">"i_50mA_point2_data=0.049897",</text:p>
            <text:p text:style-name="cmd_5f_code">"i_50mA_point2_adc=0.048100"</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text:p>
            <text:p text:style-name="cmd_5f_code">"u_cal_params_exists=0",</text:p>
            <text:p text:style-name="cmd_5f_code_20_End">"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6">"</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2094007774" text:continue-numbering="true" text:style-name="Outline">
        <text:list-item>
          <text:list>
            <text:list-item>
              <text:list>
                <text:list-item>
                  <text:h text:style-name="Heading_20_3" text:outline-level="3"><text:bookmark text:name="cal_curr"/><text:soft-page-break/>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value&gt;}</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calibration level (CALibration:CURRent:LEVel {&lt;point&gt;, &lt;level&gt;}) has to be selected first for the value being entered. The <text:span text:style-name="T1">BB3</text:span> then computes new current calibration constants. These constants has to be stored in non-volatile memory with CALibration:SAVE comman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2">Name</text:p>
          </table:table-cell>
          <table:table-cell table:style-name="Table19.B4" office:value-type="string">
            <text:p text:style-name="P2">Type</text:p>
          </table:table-cell>
          <table:table-cell table:style-name="Table19.B4" office:value-type="string">
            <text:p text:style-name="P2">Range</text:p>
          </table:table-cell>
          <table:table-cell table:style-name="Table19.B4" office:value-type="string">
            <text:p text:style-name="P2">Default</text:p>
          </table:table-cell>
        </table:table-row>
        <table:table-row>
          <table:covered-table-cell/>
          <table:table-cell table:style-name="Table19.A1" office:value-type="string">
            <text:p text:style-name="P1">&lt;value&gt;</text:p>
          </table:table-cell>
          <table:table-cell table:style-name="Table19.A1" office:value-type="string">
            <text:p text:style-name="P2">NR2</text:p>
          </table:table-cell>
          <table:table-cell table:style-name="Table19.A1" office:value-type="string">
            <text:p text:style-name="P3">-0.5 A to MAX +0.5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9">Usage</text:span><text:span text:style-name="T10"> </text:span><text:span text:style-name="T9">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CALibration:CURRent:LEVel</text:p>
          </table:table-cell>
          <table:covered-table-cell/>
          <table:covered-table-cell/>
          <table:covered-table-cell/>
        </table:table-row>
      </table:table>
      <text:list xml:id="list1122795993"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point&gt;}, {&lt;level&gt;}</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DATA] command. </text:p>
          </table:table-cell>
          <table:covered-table-cell/>
          <table:covered-table-cell/>
          <table:covered-table-cell/>
        </table:table-row>
        <table:table-row>
          <table:table-cell table:style-name="Table20.A1" table:number-rows-spanned="3" office:value-type="string">
            <text:p text:style-name="Default_5f_nt2">Parameters</text:p>
          </table:table-cell>
          <table:table-cell table:style-name="Table20.B4" office:value-type="string">
            <text:p text:style-name="P2">Name</text:p>
          </table:table-cell>
          <table:table-cell table:style-name="Table20.B4" office:value-type="string">
            <text:p text:style-name="P2">Type</text:p>
          </table:table-cell>
          <table:table-cell table:style-name="Table20.B4" office:value-type="string">
            <text:p text:style-name="P2">Range</text:p>
          </table:table-cell>
          <table:table-cell table:style-name="Table20.B4" office:value-type="string">
            <text:p text:style-name="P2">Default</text:p>
          </table:table-cell>
        </table:table-row>
        <table:table-row>
          <table:covered-table-cell/>
          <table:table-cell table:style-name="Table20.A1" office:value-type="string">
            <text:p text:style-name="P4">&lt;point&gt;</text:p>
          </table:table-cell>
          <table:table-cell table:style-name="Table20.A1" office:value-type="string">
            <text:p text:style-name="P2">NR1</text:p>
          </table:table-cell>
          <table:table-cell table:style-name="Table20.A1" office:value-type="string">
            <text:p text:style-name="P6">1 – 20</text:p>
          </table:table-cell>
          <table:table-cell table:style-name="Table20.A1" office:value-type="string">
            <text:p text:style-name="P2">–</text:p>
          </table:table-cell>
        </table:table-row>
        <table:table-row>
          <table:covered-table-cell/>
          <table:table-cell table:style-name="Table20.A1" office:value-type="string">
            <text:p text:style-name="P4">&lt;level&gt;</text:p>
          </table:table-cell>
          <table:table-cell table:style-name="Table20.A1" office:value-type="string">
            <text:p text:style-name="P2">NR2</text:p>
          </table:table-cell>
          <table:table-cell table:style-name="Table2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9">Usage</text:span><text:span text:style-name="T10"> </text:span><text:span text:style-name="T9">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CURRent[:DATA]</text:p>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857009389"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text:soft-page-break/>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9">Usage</text:span><text:span text:style-name="T10"> </text:span><text:span text:style-name="T9">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6">"</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311269396"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Modules</text:p>
          </table:table-cell>
          <table:table-cell table:style-name="Table54.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4" office:value-type="string">
            <text:p text:style-name="P2">Name</text:p>
          </table:table-cell>
          <table:table-cell table:style-name="Table54.B4" office:value-type="string">
            <text:p text:style-name="P2">Type</text:p>
          </table:table-cell>
          <table:table-cell table:style-name="Table54.B4" office:value-type="string">
            <text:p text:style-name="P2">Range</text:p>
          </table:table-cell>
          <table:table-cell table:style-name="Table54.B4"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9">Usage</text:span><text:span text:style-name="T10"> </text:span><text:span text:style-name="T9">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6">"</text:span></text:p>
            <text:p text:style-name="cmd_5f_code">105,"Cal password too long<text:span text:style-name="T6">"</text:span></text:p>
            <text:p text:style-name="cmd_5f_code">106,"Cal password too short<text:span text:style-name="T6">"</text:span></text:p>
          </table:table-cell>
          <table:covered-table-cell/>
          <table:covered-table-cell/>
          <table:covered-table-cell/>
        </table:table-row>
      </table:table>
      <text:list xml:id="list1389567005"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Modules</text:p>
          </table:table-cell>
          <table:table-cell table:style-name="Table57.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Standard"><text:span text:style-name="T4">Record calibration information about the </text:span><text:span text:style-name="T2">power module</text:span><text:span text:style-name="T4">. </text:span><text:span text:style-name="T8">The </text:span><text:span text:style-name="T3">BB3</text:span><text:span text:style-name="T8"> should be in calibration mode before sending a calibration message. </text:span></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4" office:value-type="string">
            <text:p text:style-name="P2">Name</text:p>
          </table:table-cell>
          <table:table-cell table:style-name="Table57.B4" office:value-type="string">
            <text:p text:style-name="P2">Type</text:p>
          </table:table-cell>
          <table:table-cell table:style-name="Table57.B4" office:value-type="string">
            <text:p text:style-name="P2">Range</text:p>
          </table:table-cell>
          <table:table-cell table:style-name="Table57.B4"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9">Usage</text:span><text:span text:style-name="T10"> </text:span><text:span text:style-name="T9">example</text:span></text:p>
          </table:table-cell>
          <table:table-cell table:style-name="Table57.A1" table:number-columns-spanned="4" office:value-type="string">
            <text:p text:style-name="cmd_5f_code_20_Start">CAL:REM <text:span text:style-name="T6">"</text:span>Calibrated by EEZ<text:span text:style-name="T6">"</text:span></text:p>
            <text:p text:style-name="cmd_5f_code_20_Start">CAL:REM?</text:p>
            <text:p text:style-name="cmd_5f_code_20_End"><text:span text:style-name="T6">"</text:span>Calibrated by EEZ<text:span text:style-name="T6">"</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6">"</text:span></text:p>
            <text:p text:style-name="cmd_5f_code">104,"Bad sequence of calibration commands<text:span text:style-name="T6">"</text:span></text:p>
          </table:table-cell>
          <table:covered-table-cell/>
          <table:covered-table-cell/>
          <table:covered-table-cell/>
        </table:table-row>
        <text:soft-page-break/>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712415043" text:continue-numbering="true"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Modules</text:p>
          </table:table-cell>
          <table:table-cell table:style-name="Table61.A1" office:value-type="string">
            <text:p text:style-name="Standard"><text:span text:style-name="DCP405"> DCP </text:span><text:span text:style-name="DCP405"><text:span text:style-name="T11"> DCM </text:span></text:span><text:span text:style-name="DCP405"><text:span text:style-name="T12"> SMX </text:span></text:span></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9">Usage</text:span><text:span text:style-name="T10"> </text:span><text:span text:style-name="T9">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6">"</text:span></text:p>
            <text:p text:style-name="cmd_5f_code">101,"Calibration state is off" </text:p>
            <text:p text:style-name="cmd_5f_code">104,"Bad sequence of calibration commands<text:span text:style-name="T6">"</text:span></text:p>
            <text:p text:style-name="cmd_5f_code">111,"No new cal data exists<text:span text:style-name="T6">"</text:span></text:p>
          </table:table-cell>
        </table:table-row>
      </table:table>
      <text:list xml:id="list1544124672"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touchscreen calibration procedure when calibration data are lost or corrupted. Calibration has to be performed locally on the BB3.</text:p>
            <text:p text:style-name="P4"/>
            <text:p text:style-name="note">New calibration procedure can be initiated also by touching the screen and hold for more then 15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9">Usage</text:span><text:span text:style-name="T10"> </text:span><text:span text:style-name="T9">example</text:span></text:p>
          </table:table-cell>
          <table:table-cell table:style-name="Table2.A1" office:value-type="string">
            <text:p text:style-name="cmd_5f_code">CAL:SCR:INIT</text:p>
          </table:table-cell>
        </table:table-row>
      </table:table>
      <text:list xml:id="list1120194896"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Modules</text:p>
          </table:table-cell>
          <table:table-cell table:style-name="Table58.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4" office:value-type="string">
            <text:p text:style-name="P2">Name</text:p>
          </table:table-cell>
          <table:table-cell table:style-name="Table58.B4" office:value-type="string">
            <text:p text:style-name="P2">Type</text:p>
          </table:table-cell>
          <table:table-cell table:style-name="Table58.B4" office:value-type="string">
            <text:p text:style-name="P2">Range</text:p>
          </table:table-cell>
          <table:table-cell table:style-name="Table58.B4"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9">Usage</text:span><text:span text:style-name="T10"> </text:span><text:span text:style-name="T9">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6">"</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2040250203"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value&gt;}</text:p>
          </table:table-cell>
          <table:covered-table-cell/>
          <table:covered-table-cell/>
          <table:covered-table-cell/>
        </table:table-row>
        <table:table-row>
          <table:table-cell table:style-name="Table59.A1" office:value-type="string">
            <text:p text:style-name="Default_5f_nt2">Modules</text:p>
          </table:table-cell>
          <table:table-cell table:style-name="Table59.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text:soft-page-break/>currently selected channel is ON. It enters a voltage value that you obtained by reading an external meter. <text:span text:style-name="T7">The calibration level </text:span>(see <text:span text:style-name="T7">CALibration:VOLTage:LEVel {&lt;point&gt;, &lt;level&gt;}</text:span>) for the value being entered. The <text:span text:style-name="T1">BB3</text:span> then computes new voltage <text:span text:style-name="T7">calibration constants. These constants has to be stored in non-volatile memory with CALibration:SAVE </text:span><text:span text:style-name="T7">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4" office:value-type="string">
            <text:p text:style-name="P2">Name</text:p>
          </table:table-cell>
          <table:table-cell table:style-name="Table59.B4" office:value-type="string">
            <text:p text:style-name="P2">Type</text:p>
          </table:table-cell>
          <table:table-cell table:style-name="Table59.B4" office:value-type="string">
            <text:p text:style-name="P2">Range</text:p>
          </table:table-cell>
          <table:table-cell table:style-name="Table59.B4" office:value-type="string">
            <text:p text:style-name="P2">Default</text:p>
          </table:table-cell>
        </table:table-row>
        <table:table-row>
          <table:covered-table-cell/>
          <table:table-cell table:style-name="Table59.A1" office:value-type="string">
            <text:p text:style-name="P1">&lt;value&gt;</text:p>
          </table:table-cell>
          <table:table-cell table:style-name="Table59.A1" office:value-type="string">
            <text:p text:style-name="P2">NR2</text:p>
          </table:table-cell>
          <table:table-cell table:style-name="Table59.A1" office:value-type="string">
            <text:p text:style-name="P3">-1 V to MAX +1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text:a><text:a xlink:type="simple" xlink:href="https://www.envox.hr/eez/eez-bench-box-3/bb3-scpi-reference-manual/bb3-scpi-parameters-and-settings.html#programming_parameters" text:style-name="Internet_20_link" text:visited-style-name="Visited_20_Internet_20_Link">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9">Usage</text:span><text:span text:style-name="T10"> </text:span><text:span text:style-name="T9">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6">"</text:span></text:p>
            <text:p text:style-name="cmd_5f_code">107,"Cal value out of range<text:span text:style-name="T6">"</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CALibration:VOLTage:LEVel</text:p>
            <text:p text:style-name="Standard">INSTrument:NSELect</text:p>
            <text:p text:style-name="Standard">INSTrument[:SELect]</text:p>
          </table:table-cell>
          <table:covered-table-cell/>
          <table:covered-table-cell/>
          <table:covered-table-cell/>
        </table:table-row>
      </table:table>
      <text:list xml:id="list2055754054"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point&gt;}, {&lt;level&gt;}</text:p>
          </table:table-cell>
          <table:covered-table-cell/>
          <table:covered-table-cell/>
          <table:covered-table-cell/>
        </table:table-row>
        <table:table-row>
          <table:table-cell table:style-name="Table60.A1" office:value-type="string">
            <text:p text:style-name="Default_5f_nt2">Modules</text:p>
          </table:table-cell>
          <table:table-cell table:style-name="Table60.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text:p>
          </table:table-cell>
          <table:covered-table-cell/>
          <table:covered-table-cell/>
          <table:covered-table-cell/>
        </table:table-row>
        <table:table-row>
          <table:table-cell table:style-name="Table60.A1" table:number-rows-spanned="3" office:value-type="string">
            <text:p text:style-name="Default_5f_nt2">Parameters</text:p>
          </table:table-cell>
          <table:table-cell table:style-name="Table60.B4" office:value-type="string">
            <text:p text:style-name="P2">Name</text:p>
          </table:table-cell>
          <table:table-cell table:style-name="Table60.B4" office:value-type="string">
            <text:p text:style-name="P2">Type</text:p>
          </table:table-cell>
          <table:table-cell table:style-name="Table60.B4" office:value-type="string">
            <text:p text:style-name="P2">Range</text:p>
          </table:table-cell>
          <table:table-cell table:style-name="Table60.B4" office:value-type="string">
            <text:p text:style-name="P2">Default</text:p>
          </table:table-cell>
        </table:table-row>
        <table:table-row>
          <table:covered-table-cell/>
          <table:table-cell table:style-name="Table60.A1" office:value-type="string">
            <text:p text:style-name="P4">&lt;point&gt;</text:p>
          </table:table-cell>
          <table:table-cell table:style-name="Table60.A1" office:value-type="string">
            <text:p text:style-name="P2">NR1</text:p>
          </table:table-cell>
          <table:table-cell table:style-name="Table60.A1" office:value-type="string">
            <text:p text:style-name="P6">1 – 20</text:p>
          </table:table-cell>
          <table:table-cell table:style-name="Table60.A1" office:value-type="string">
            <text:p text:style-name="P2">–</text:p>
          </table:table-cell>
        </table:table-row>
        <table:table-row>
          <table:covered-table-cell/>
          <table:table-cell table:style-name="Table60.A1" office:value-type="string">
            <text:p text:style-name="P4">&lt;level&gt;</text:p>
          </table:table-cell>
          <table:table-cell table:style-name="Table60.A1" office:value-type="string">
            <text:p text:style-name="P2">NR2</text:p>
          </table:table-cell>
          <table:table-cell table:style-name="Table60.A1" office:value-type="string">
            <text:p text:style-name="P7">0 to MAX (see also <text:a xlink:type="simple" xlink:href="https://www.envox.hr/eez/eez-bench-box-3/bb3-scpi-reference-manual/bb3-scpi-parameters-and-settings.html#programming_parameters" text:style-name="Internet_20_link" text:visited-style-name="Visited_20_Internet_20_Link">Section 8.1</text:a><text:span text:style-name="T7">)</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9">Usage</text:span><text:span text:style-name="T10"> </text:span><text:span text:style-name="T9">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6">"</text:span></text:p>
            <text:p text:style-name="cmd_5f_code">104,"Bad sequence of calibration commands<text:span text:style-name="T6">"</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CALibration:VOLTage[:DATA]</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8$Unix OpenOffice.org_project/418m3$Build-9803</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88" meta:word-count="1432" meta:character-count="10670"/>
    <meta:user-defined meta:name="WebPublish_HTML_Profile">EEZ (HTML)</meta:user-defined>
    <meta:user-defined meta:name="WebPublish_Post_AdditionalCategories">10</meta:user-defined>
    <meta:user-defined meta:name="WebPublish_Post_Id">12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